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Helvetica" svg:font-family="Helvetica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26mm"/>
    </style:style>
    <style:style style:name="co2" style:family="table-column">
      <style:table-column-properties fo:break-before="auto" style:column-width="38.36mm"/>
    </style:style>
    <style:style style:name="co3" style:family="table-column">
      <style:table-column-properties fo:break-before="auto" style:column-width="19.05mm"/>
    </style:style>
    <style:style style:name="ro1" style:family="table-row">
      <style:table-row-properties style:row-height="5.36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ce2" style:family="table-cell" style:parent-style-name="Default" style:data-style-name="N0"/>
    <style:style style:name="ce3" style:family="table-cell" style:parent-style-name="Excel_20_Built-in_20_Normal" style:data-style-name="N110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ce4" style:family="table-cell" style:parent-style-name="Excel_20_Built-in_20_Normal" style:data-style-name="N30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ce5" style:family="table-cell" style:parent-style-name="Excel_20_Built-in_20_Normal" style:data-style-name="N36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ce6" style:family="table-cell" style:parent-style-name="Excel_20_Built-in_20_Normal" style:data-style-name="N37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ce7" style:family="table-cell" style:parent-style-name="Default" style:data-style-name="N37"/>
    <style:style style:name="ce8" style:family="table-cell" style:parent-style-name="Excel_20_Built-in_20_Normal" style:data-style-name="N111">
      <style:table-cell-properties style:cell-protect="protected" style:print-content="true"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8"/>
        <table:table-column table:style-name="co1" table:number-columns-repeated="1019" table:default-cell-style-name="ce1"/>
        <table:table-column table:style-name="co3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Version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2-03-25" calcext:value-type="date">
            <text:p>25/3/12</text:p>
          </table:table-cell>
          <table:table-cell office:value-type="float" office:value="0.968" calcext:value-type="float">
            <text:p>0.968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3-02-03" calcext:value-type="date">
            <text:p>3/2/13</text:p>
          </table:table-cell>
          <table:table-cell office:value-type="float" office:value="0.982" calcext:value-type="float">
            <text:p>0.982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3-10-25" calcext:value-type="date">
            <text:p>25/10/13</text:p>
          </table:table-cell>
          <table:table-cell office:value-type="float" office:value="0.985" calcext:value-type="float">
            <text:p>0.985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2-28" calcext:value-type="date">
            <text:p>28/2/14</text:p>
          </table:table-cell>
          <table:table-cell office:value-type="float" office:value="0.986" calcext:value-type="float">
            <text:p>0.986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3-06" calcext:value-type="date">
            <text:p>6/3/14</text:p>
          </table:table-cell>
          <table:table-cell office:value-type="float" office:value="0.9862" calcext:value-type="float">
            <text:p>0.986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3-10" calcext:value-type="date">
            <text:p>10/3/14</text:p>
          </table:table-cell>
          <table:table-cell office:value-type="float" office:value="0.9863" calcext:value-type="float">
            <text:p>0.986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3-25" calcext:value-type="date">
            <text:p>25/3/14</text:p>
          </table:table-cell>
          <table:table-cell office:value-type="float" office:value="0.9864" calcext:value-type="float">
            <text:p>0.986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4-11" calcext:value-type="date">
            <text:p>11/4/14</text:p>
          </table:table-cell>
          <table:table-cell office:value-type="float" office:value="0.9865" calcext:value-type="float">
            <text:p>0.986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4-19" calcext:value-type="date">
            <text:p>19/4/14</text:p>
          </table:table-cell>
          <table:table-cell office:value-type="float" office:value="0.9866" calcext:value-type="float">
            <text:p>0.986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4-25" calcext:value-type="date">
            <text:p>25/4/14</text:p>
          </table:table-cell>
          <table:table-cell office:value-type="float" office:value="0.9867" calcext:value-type="float">
            <text:p>0.9867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4-28" calcext:value-type="date">
            <text:p>28/4/14</text:p>
          </table:table-cell>
          <table:table-cell office:value-type="float" office:value="0.9868" calcext:value-type="float">
            <text:p>0.9868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4-29" calcext:value-type="date">
            <text:p>29/4/14</text:p>
          </table:table-cell>
          <table:table-cell office:value-type="float" office:value="0.9869" calcext:value-type="float">
            <text:p>0.986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4-30" calcext:value-type="date">
            <text:p>30/4/14</text:p>
          </table:table-cell>
          <table:table-cell office:value-type="float" office:value="0.987" calcext:value-type="float">
            <text:p>0.987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5-09" calcext:value-type="date">
            <text:p>9/5/14</text:p>
          </table:table-cell>
          <table:table-cell office:value-type="float" office:value="0.9872" calcext:value-type="float">
            <text:p>0.987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5-31" calcext:value-type="date">
            <text:p>31/5/14</text:p>
          </table:table-cell>
          <table:table-cell office:value-type="float" office:value="0.9882" calcext:value-type="float">
            <text:p>0.988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7-20" calcext:value-type="date">
            <text:p>20/7/14</text:p>
          </table:table-cell>
          <table:table-cell office:value-type="float" office:value="0.9889" calcext:value-type="float">
            <text:p>0.988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8-10" calcext:value-type="date">
            <text:p>10/8/14</text:p>
          </table:table-cell>
          <table:table-cell office:value-type="float" office:value="0.9891" calcext:value-type="float">
            <text:p>0.989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08-20" calcext:value-type="date">
            <text:p>20/8/14</text:p>
          </table:table-cell>
          <table:table-cell office:value-type="float" office:value="0.9892" calcext:value-type="float">
            <text:p>0.989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11-13" calcext:value-type="date">
            <text:p>13/11/14</text:p>
          </table:table-cell>
          <table:table-cell office:value-type="float" office:value="0.9897" calcext:value-type="float">
            <text:p>0.9897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12-10" calcext:value-type="date">
            <text:p>10/12/14</text:p>
          </table:table-cell>
          <table:table-cell office:value-type="float" office:value="0.99" calcext:value-type="float">
            <text:p>0.990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12-12" calcext:value-type="date">
            <text:p>12/12/14</text:p>
          </table:table-cell>
          <table:table-cell office:value-type="float" office:value="0.9901" calcext:value-type="float">
            <text:p>0.990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4-12-18" calcext:value-type="date">
            <text:p>18/12/14</text:p>
          </table:table-cell>
          <table:table-cell office:value-type="float" office:value="0.9902" calcext:value-type="float">
            <text:p>0.990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2-27" calcext:value-type="date">
            <text:p>27/2/15</text:p>
          </table:table-cell>
          <table:table-cell office:value-type="float" office:value="0.9908" calcext:value-type="float">
            <text:p>0.9908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2-28" calcext:value-type="date">
            <text:p>28/2/15</text:p>
          </table:table-cell>
          <table:table-cell office:value-type="float" office:value="0.9909" calcext:value-type="float">
            <text:p>0.990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3-01" calcext:value-type="date">
            <text:p>1/3/15</text:p>
          </table:table-cell>
          <table:table-cell office:value-type="float" office:value="0.991" calcext:value-type="float">
            <text:p>0.991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3-07" calcext:value-type="date">
            <text:p>7/3/15</text:p>
          </table:table-cell>
          <table:table-cell office:value-type="float" office:value="0.9912" calcext:value-type="float">
            <text:p>0.991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3-14" calcext:value-type="date">
            <text:p>14/3/15</text:p>
          </table:table-cell>
          <table:table-cell office:value-type="float" office:value="0.9914" calcext:value-type="float">
            <text:p>0.991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4-26" calcext:value-type="date">
            <text:p>26/4/15</text:p>
          </table:table-cell>
          <table:table-cell office:value-type="float" office:value="0.9916" calcext:value-type="float">
            <text:p>0.991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5-04" calcext:value-type="date">
            <text:p>4/5/15</text:p>
          </table:table-cell>
          <table:table-cell office:value-type="float" office:value="0.992" calcext:value-type="float">
            <text:p>0.992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5-08-02" calcext:value-type="date">
            <text:p>2/8/15</text:p>
          </table:table-cell>
          <table:table-cell office:value-type="float" office:value="0.993" calcext:value-type="float">
            <text:p>0.993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6-02-27" calcext:value-type="date">
            <text:p>27/2/16</text:p>
          </table:table-cell>
          <table:table-cell office:value-type="float" office:value="0.9955" calcext:value-type="float">
            <text:p>0.995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6-03-14" calcext:value-type="date">
            <text:p>14/3/16</text:p>
          </table:table-cell>
          <table:table-cell office:value-type="float" office:value="0.996" calcext:value-type="float">
            <text:p>0.996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6-03-25" calcext:value-type="date">
            <text:p>25/3/16</text:p>
          </table:table-cell>
          <table:table-cell office:value-type="float" office:value="0.9978" calcext:value-type="float">
            <text:p>0.9978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date" office:date-value="2016-04-03" calcext:value-type="date">
            <text:p>3/4/16</text:p>
          </table:table-cell>
          <table:table-cell office:value-type="float" office:value="0.9991" calcext:value-type="float">
            <text:p>0.999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5-25" calcext:value-type="date">
            <text:p>25/05/16</text:p>
          </table:table-cell>
          <table:table-cell office:value-type="float" office:value="1.0058" calcext:value-type="float">
            <text:p>1.0058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6-06" calcext:value-type="date">
            <text:p>06/06/16</text:p>
          </table:table-cell>
          <table:table-cell office:value-type="float" office:value="1.0091" calcext:value-type="float">
            <text:p>1.009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6-16" calcext:value-type="date">
            <text:p>16/06/16</text:p>
          </table:table-cell>
          <table:table-cell office:value-type="float" office:value="1.0105" calcext:value-type="float">
            <text:p>1.010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6-27" calcext:value-type="date">
            <text:p>27/06/16</text:p>
          </table:table-cell>
          <table:table-cell office:value-type="float" office:value="1.0118" calcext:value-type="float">
            <text:p>1.0118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6-29" calcext:value-type="date">
            <text:p>29/06/16</text:p>
          </table:table-cell>
          <table:table-cell office:value-type="float" office:value="1.0123" calcext:value-type="float">
            <text:p>1.012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7-01" calcext:value-type="date">
            <text:p>01/07/16</text:p>
          </table:table-cell>
          <table:table-cell office:value-type="float" office:value="1.0135" calcext:value-type="float">
            <text:p>1.013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7-07" calcext:value-type="date">
            <text:p>07/07/16</text:p>
          </table:table-cell>
          <table:table-cell office:value-type="float" office:value="1.0162" calcext:value-type="float">
            <text:p>1.016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7-10" calcext:value-type="date">
            <text:p>10/07/16</text:p>
          </table:table-cell>
          <table:table-cell office:value-type="float" office:value="1.0164" calcext:value-type="float">
            <text:p>1.016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7-12" calcext:value-type="date">
            <text:p>12/07/16</text:p>
          </table:table-cell>
          <table:table-cell office:value-type="float" office:value="1.0169" calcext:value-type="float">
            <text:p>1.016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7-15" calcext:value-type="date">
            <text:p>15/07/16</text:p>
          </table:table-cell>
          <table:table-cell office:value-type="float" office:value="1.0179" calcext:value-type="float">
            <text:p>1.0179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7-17" calcext:value-type="date">
            <text:p>17/07/16</text:p>
          </table:table-cell>
          <table:table-cell office:value-type="float" office:value="1.0181" calcext:value-type="float">
            <text:p>1.018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date" office:date-value="2016-08-06" calcext:value-type="date">
            <text:p>06/08/16</text:p>
          </table:table-cell>
          <table:table-cell office:value-type="float" office:value="1.0188" calcext:value-type="float">
            <text:p>1.0188</text:p>
          </table:table-cell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4" office:value-type="date" office:date-value="2016-08-07" calcext:value-type="date">
            <text:p>07/08/16</text:p>
          </table:table-cell>
          <table:table-cell office:value-type="float" office:value="1.0189" calcext:value-type="float">
            <text:p>1.0189</text:p>
          </table:table-cell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4" office:value-type="date" office:date-value="2016-08-11" calcext:value-type="date">
            <text:p>11/08/16</text:p>
          </table:table-cell>
          <table:table-cell office:value-type="float" office:value="1.0196" calcext:value-type="float">
            <text:p>1.019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date" office:date-value="2017-03-04" calcext:value-type="date">
            <text:p>04/03/2017</text:p>
          </table:table-cell>
          <table:table-cell office:value-type="float" office:value="1.0202" calcext:value-type="float">
            <text:p>1.020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date" office:date-value="2017-03-07" calcext:value-type="date">
            <text:p>07/03/2017</text:p>
          </table:table-cell>
          <table:table-cell office:value-type="float" office:value="1.0203" calcext:value-type="float">
            <text:p>1.0203</text:p>
          </table:table-cell>
          <table:table-cell/>
          <table:table-cell>
            <draw:frame table:end-cell-address="Sheet1.N80" table:end-x="14.32mm" table:end-y="5.31mm" draw:z-index="0" draw:name="Chart 1" draw:style-name="gr1" svg:width="158.62mm" svg:height="151.6mm" svg:x="1.77mm" svg:y="2.87mm">
              <draw:object draw:notify-on-update-of-ranges="Sheet1.C3:Sheet1.C67 Sheet1.D2:Sheet1.D2 Sheet1.D3:Sheet1.D6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date" office:date-value="2017-07-27" calcext:value-type="date">
            <text:p>27/07/17</text:p>
          </table:table-cell>
          <table:table-cell office:value-type="float" office:value="1.023" calcext:value-type="float">
            <text:p>1.023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date" office:date-value="2017-08-29" calcext:value-type="date">
            <text:p>29/08/17</text:p>
          </table:table-cell>
          <table:table-cell office:value-type="float" office:value="1.0236" calcext:value-type="float">
            <text:p>1.0236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7-09-06" calcext:value-type="date">
            <text:p>06/09/17</text:p>
          </table:table-cell>
          <table:table-cell office:value-type="float" office:value="1.0242" calcext:value-type="float">
            <text:p>1.0242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7-11-14" calcext:value-type="date">
            <text:p>14/11/17</text:p>
          </table:table-cell>
          <table:table-cell office:value-type="float" office:value="1.025" calcext:value-type="float">
            <text:p>1.025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7-12-11" calcext:value-type="date">
            <text:p>11/12/17</text:p>
          </table:table-cell>
          <table:table-cell office:value-type="float" office:value="1.033" calcext:value-type="float">
            <text:p>1.033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7-12-16" calcext:value-type="date">
            <text:p>16/12/17</text:p>
          </table:table-cell>
          <table:table-cell office:value-type="float" office:value="1.036" calcext:value-type="float">
            <text:p>1.036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8-03-11" calcext:value-type="date">
            <text:p>11/03/18</text:p>
          </table:table-cell>
          <table:table-cell office:value-type="float" office:value="1.04" calcext:value-type="float">
            <text:p>1.040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8-03-12" calcext:value-type="date">
            <text:p>12/03/18</text:p>
          </table:table-cell>
          <table:table-cell office:value-type="float" office:value="1.042" calcext:value-type="float">
            <text:p>1.042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8-04-14" calcext:value-type="date">
            <text:p>14/04/18</text:p>
          </table:table-cell>
          <table:table-cell office:value-type="float" office:value="1.055" calcext:value-type="float">
            <text:p>1.055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date" office:date-value="2018-04-26" calcext:value-type="date">
            <text:p>26/04/18</text:p>
          </table:table-cell>
          <table:table-cell office:value-type="float" office:value="1.061" calcext:value-type="float">
            <text:p>1.061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7" office:value-type="date" office:date-value="2018-04-29" calcext:value-type="date">
            <text:p>29/04/18</text:p>
          </table:table-cell>
          <table:table-cell table:style-name="Default" office:value-type="float" office:value="1.067" calcext:value-type="float">
            <text:p>1.067</text:p>
          </table:table-cell>
          <table:table-cell table:number-columns-repeated="1020"/>
        </table:table-row>
        <table:table-row table:style-name="ro3" table:number-rows-repeated="3">
          <table:table-cell table:number-columns-repeated="2"/>
          <table:table-cell table:style-name="ce7"/>
          <table:table-cell table:style-name="Default"/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nd</text:p>
          </table:table-cell>
          <table:table-cell table:style-name="ce6"/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'======================</text:p>
          </table:table-cell>
          <table:table-cell table:number-columns-repeated="102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3:Sheet1.D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Helvetica" svg:font-family="Helvetica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Helvetica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Roman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date-style style:name="N110">
      <number:day/>
      <number:text>/</number:text>
      <number:month/>
      <number:text>/</number:text>
      <number:year/>
    </number:date-style>
    <number:number-style style:name="N111">
      <number:number number:decimal-places="4" number:min-integer-digits="1"/>
    </number:number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/00/0000</text:date>, <text:time style:data-style-name="N2" text:time-value="18:23:20.0678318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oOffice/3.2017.8$MacOSX_X86_64 NeoOffice_project/0</meta:generator>
    <meta:initial-creator>STEFAN FERBRACHE</meta:initial-creator>
    <meta:creation-date>2017-03-08T06:36:41Z</meta:creation-date>
    <dc:date>2018-04-29T18:25:24.516749429</dc:date>
    <meta:editing-cycles>20</meta:editing-cycles>
    <meta:editing-duration>PT1H23M45S</meta:editing-duration>
    <meta:document-statistic meta:table-count="1" meta:cell-count="1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110">
      <number:day/>
      <number:text>/</number:text>
      <number:month/>
      <number:text>/</number:text>
      <number:year/>
    </number:date-style>
    <number:number-style style:name="N11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treat-empty-cells="ignore"/>
      <style:graphic-properties svg:stroke-width="0.026cm" svg:stroke-color="#b3b3b3" draw:fill="none"/>
    </style:style>
    <style:style style:name="ch4" style:family="chart" style:data-style-name="N110">
      <style:chart-properties chart:display-label="true" chart:tick-marks-major-inner="false" chart:tick-marks-major-outer="false" chart:logarithmic="false" chart:minimum="40969" chart:maximum="43465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5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111">
      <style:chart-properties chart:display-label="true" chart:tick-marks-major-inner="false" chart:tick-marks-major-outer="false" chart:logarithmic="false" chart:minimum="0.96" chart:gap-width="150" chart:reverse-direction="false" text:line-break="false" chart:link-data-style-to-source="tru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26cm" svg:stroke-color="#b3b3b3"/>
    </style:style>
    <style:style style:name="ch9" style:family="chart" style:data-style-name="N111">
      <style:chart-properties chart:symbol-type="named-symbol" chart:symbol-name="square" chart:symbol-width="0.106cm" chart:symbol-height="0.106cm" chart:link-data-style-to-source="true"/>
      <style:graphic-properties draw:stroke="dash" draw:stroke-dash="a3" svg:stroke-width="0.08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63cm" svg:height="15.161cm" xlink:href=".." xlink:type="simple" chart:class="chart:scatter" chart:style-name="ch1">
        <chart:title svg:x="4.454cm" svg:y="0.303cm" chart:style-name="ch2">
          <text:p>Development Progress</text:p>
        </chart:title>
        <chart:plot-area chart:style-name="ch3" table:cell-range-address="Sheet1.C3:Sheet1.D67 Sheet1.D2:Sheet1.D2" chart:data-source-has-labels="row" svg:x="1.128cm" svg:y="1.665cm" svg:width="13.989cm" svg:height="11.837cm">
          <chartooo:coordinate-region svg:x="2.242cm" svg:y="1.798cm" svg:width="12.875cm" svg:height="11.189cm"/>
          <chart:axis chart:dimension="x" chart:name="primary-x" chart:style-name="ch4">
            <chart:title svg:x="7.746cm" svg:y="14.14cm" chart:style-name="ch5">
              <text:p>Dates</text:p>
            </chart:title>
          </chart:axis>
          <chart:axis chart:dimension="y" chart:name="primary-y" chart:style-name="ch6">
            <chart:title svg:x="0.316cm" svg:y="10.504cm" chart:style-name="ch7">
              <text:p>Version Number</text:p>
            </chart:title>
            <chart:grid chart:style-name="ch8" chart:class="major"/>
          </chart:axis>
          <chart:series chart:style-name="ch9" chart:values-cell-range-address="Sheet1.D3:Sheet1.D67" chart:label-cell-address="Sheet1.D2:Sheet1.D2" chart:class="chart:scatter">
            <chart:domain table:cell-range-address="Sheet1.C3:Sheet1.C67"/>
            <chart:data-point chart:repeated="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rsion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93">
                <text:p>40993</text:p>
                <draw:g>
                  <svg:desc>Sheet1.C3:Sheet1.C67</svg:desc>
                </draw:g>
              </table:table-cell>
              <table:table-cell office:value-type="float" office:value="0.968">
                <text:p>0.968</text:p>
                <draw:g>
                  <svg:desc>Sheet1.D3:Sheet1.D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308">
                <text:p>41308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572">
                <text:p>41572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98">
                <text:p>41698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704">
                <text:p>41704</text:p>
              </table:table-cell>
              <table:table-cell office:value-type="float" office:value="0.9862">
                <text:p>0.98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708">
                <text:p>41708</text:p>
              </table:table-cell>
              <table:table-cell office:value-type="float" office:value="0.9863">
                <text:p>0.9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723">
                <text:p>41723</text:p>
              </table:table-cell>
              <table:table-cell office:value-type="float" office:value="0.9864">
                <text:p>0.9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740">
                <text:p>41740</text:p>
              </table:table-cell>
              <table:table-cell office:value-type="float" office:value="0.9865">
                <text:p>0.98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748">
                <text:p>41748</text:p>
              </table:table-cell>
              <table:table-cell office:value-type="float" office:value="0.9866">
                <text:p>0.98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754">
                <text:p>41754</text:p>
              </table:table-cell>
              <table:table-cell office:value-type="float" office:value="0.9867">
                <text:p>0.98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757">
                <text:p>41757</text:p>
              </table:table-cell>
              <table:table-cell office:value-type="float" office:value="0.9868">
                <text:p>0.98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758">
                <text:p>41758</text:p>
              </table:table-cell>
              <table:table-cell office:value-type="float" office:value="0.9869">
                <text:p>0.9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759">
                <text:p>41759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768">
                <text:p>41768</text:p>
              </table:table-cell>
              <table:table-cell office:value-type="float" office:value="0.9872">
                <text:p>0.98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790">
                <text:p>41790</text:p>
              </table:table-cell>
              <table:table-cell office:value-type="float" office:value="0.9882">
                <text:p>0.98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840">
                <text:p>41840</text:p>
              </table:table-cell>
              <table:table-cell office:value-type="float" office:value="0.9889">
                <text:p>0.9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861">
                <text:p>41861</text:p>
              </table:table-cell>
              <table:table-cell office:value-type="float" office:value="0.9891">
                <text:p>0.98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871">
                <text:p>41871</text:p>
              </table:table-cell>
              <table:table-cell office:value-type="float" office:value="0.9892">
                <text:p>0.98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956">
                <text:p>41956</text:p>
              </table:table-cell>
              <table:table-cell office:value-type="float" office:value="0.9897">
                <text:p>0.98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983">
                <text:p>4198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985">
                <text:p>41985</text:p>
              </table:table-cell>
              <table:table-cell office:value-type="float" office:value="0.9901">
                <text:p>0.9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991">
                <text:p>41991</text:p>
              </table:table-cell>
              <table:table-cell office:value-type="float" office:value="0.9902">
                <text:p>0.99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062">
                <text:p>42062</text:p>
              </table:table-cell>
              <table:table-cell office:value-type="float" office:value="0.9908">
                <text:p>0.99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063">
                <text:p>42063</text:p>
              </table:table-cell>
              <table:table-cell office:value-type="float" office:value="0.9909">
                <text:p>0.99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064">
                <text:p>42064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070">
                <text:p>42070</text:p>
              </table:table-cell>
              <table:table-cell office:value-type="float" office:value="0.9912">
                <text:p>0.99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077">
                <text:p>42077</text:p>
              </table:table-cell>
              <table:table-cell office:value-type="float" office:value="0.9914">
                <text:p>0.99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120">
                <text:p>42120</text:p>
              </table:table-cell>
              <table:table-cell office:value-type="float" office:value="0.9916">
                <text:p>0.99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128">
                <text:p>42128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218">
                <text:p>42218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427">
                <text:p>42427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443">
                <text:p>42443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454">
                <text:p>42454</text:p>
              </table:table-cell>
              <table:table-cell office:value-type="float" office:value="0.9978">
                <text:p>0.99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463">
                <text:p>42463</text:p>
              </table:table-cell>
              <table:table-cell office:value-type="float" office:value="0.9991">
                <text:p>0.99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515">
                <text:p>42515</text:p>
              </table:table-cell>
              <table:table-cell office:value-type="float" office:value="1.0058">
                <text:p>1.00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527">
                <text:p>42527</text:p>
              </table:table-cell>
              <table:table-cell office:value-type="float" office:value="1.0091">
                <text:p>1.00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537">
                <text:p>42537</text:p>
              </table:table-cell>
              <table:table-cell office:value-type="float" office:value="1.0105">
                <text:p>1.01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548">
                <text:p>42548</text:p>
              </table:table-cell>
              <table:table-cell office:value-type="float" office:value="1.0118">
                <text:p>1.01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550">
                <text:p>42550</text:p>
              </table:table-cell>
              <table:table-cell office:value-type="float" office:value="1.0123">
                <text:p>1.0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552">
                <text:p>42552</text:p>
              </table:table-cell>
              <table:table-cell office:value-type="float" office:value="1.0135">
                <text:p>1.01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558">
                <text:p>42558</text:p>
              </table:table-cell>
              <table:table-cell office:value-type="float" office:value="1.0162">
                <text:p>1.01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561">
                <text:p>42561</text:p>
              </table:table-cell>
              <table:table-cell office:value-type="float" office:value="1.0164">
                <text:p>1.01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563">
                <text:p>42563</text:p>
              </table:table-cell>
              <table:table-cell office:value-type="float" office:value="1.0169">
                <text:p>1.01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566">
                <text:p>42566</text:p>
              </table:table-cell>
              <table:table-cell office:value-type="float" office:value="1.0179">
                <text:p>1.01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568">
                <text:p>42568</text:p>
              </table:table-cell>
              <table:table-cell office:value-type="float" office:value="1.0181">
                <text:p>1.01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588">
                <text:p>42588</text:p>
              </table:table-cell>
              <table:table-cell office:value-type="float" office:value="1.0188">
                <text:p>1.01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589">
                <text:p>42589</text:p>
              </table:table-cell>
              <table:table-cell office:value-type="float" office:value="1.0189">
                <text:p>1.01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593">
                <text:p>42593</text:p>
              </table:table-cell>
              <table:table-cell office:value-type="float" office:value="1.0196">
                <text:p>1.01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798">
                <text:p>42798</text:p>
              </table:table-cell>
              <table:table-cell office:value-type="float" office:value="1.0202">
                <text:p>1.02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801">
                <text:p>42801</text:p>
              </table:table-cell>
              <table:table-cell office:value-type="float" office:value="1.0203">
                <text:p>1.02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943">
                <text:p>42943</text:p>
              </table:table-cell>
              <table:table-cell office:value-type="float" office:value="1.023">
                <text:p>1.0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976">
                <text:p>42976</text:p>
              </table:table-cell>
              <table:table-cell office:value-type="float" office:value="1.0236">
                <text:p>1.02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984">
                <text:p>42984</text:p>
              </table:table-cell>
              <table:table-cell office:value-type="float" office:value="1.0242">
                <text:p>1.02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053">
                <text:p>43053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080">
                <text:p>43080</text:p>
              </table:table-cell>
              <table:table-cell office:value-type="float" office:value="1.033">
                <text:p>1.0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085">
                <text:p>43085</text:p>
              </table:table-cell>
              <table:table-cell office:value-type="float" office:value="1.036">
                <text:p>1.0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170">
                <text:p>4317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171">
                <text:p>43171</text:p>
              </table:table-cell>
              <table:table-cell office:value-type="float" office:value="1.042">
                <text:p>1.0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204">
                <text:p>43204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216">
                <text:p>43216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219">
                <text:p>43219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.8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a3" draw:style="rect" draw:dots1="2" draw:dots1-length="0.051cm" draw:distance="0.051cm"/>
  </office:styles>
</office:document-styles>
</file>